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Wingdings 2" svg:font-family="'Wingdings 2'" style:font-family-generic="roman" style:font-pitch="variable" style:font-charset="x-symbol"/>
    <style:font-face style:name="StarSymbol" svg:font-family="StarSymbol, 'Arial Unicode MS'"/>
    <style:font-face style:name="CourierNew,Bold" svg:font-family="'CourierNew,Bold'" style:font-family-generic="roman"/>
    <style:font-face style:name="MS Mincho" svg:font-family="'MS Mincho', 'ＭＳ 明朝'" style:font-family-generic="roman"/>
    <style:font-face style:name="TimesNewRoman" svg:font-family="TimesNewRoman" style:font-family-generic="roman"/>
    <style:font-face style:name="arial" svg:font-family="arial"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style:font-name="arial" fo:font-size="10.5pt" style:font-name-asian="Century Gothic" style:font-size-asian="10.5pt" style:font-name-complex="Century Gothic" style:font-size-complex="10.5pt"/>
    </style:style>
    <style:style style:name="P2" style:family="paragraph" style:parent-style-name="Standard">
      <style:paragraph-properties fo:text-align="justify" style:justify-single-word="false" style:text-autospace="none"/>
      <style:text-properties style:font-name="arial" fo:font-size="10.5pt" style:font-size-asian="10.5pt" style:font-size-complex="10.5pt"/>
    </style:style>
    <style:style style:name="P3" style:family="paragraph" style:parent-style-name="Standard" style:list-style-name="L1">
      <style:paragraph-properties fo:text-align="start" style:justify-single-word="false" style:text-autospace="none"/>
      <style:text-properties style:font-name="arial" fo:font-size="10.5pt" style:font-name-asian="TimesNewRoman" style:font-size-asian="10.5pt" style:font-name-complex="TimesNewRoman" style:font-size-complex="10.5pt"/>
    </style:style>
    <style:style style:name="P4" style:family="paragraph" style:parent-style-name="Standard" style:list-style-name="L1">
      <style:paragraph-properties fo:text-align="start" style:justify-single-word="false" style:text-autospace="none"/>
      <style:text-properties style:font-name="arial" fo:font-size="10.5pt" style:font-name-asian="CourierNew,Bold" style:font-size-asian="10.5pt" style:font-name-complex="CourierNew,Bold" style:font-size-complex="10.5pt"/>
    </style:style>
    <style:style style:name="P5" style:family="paragraph" style:parent-style-name="Standard" style:list-style-name="L1">
      <style:paragraph-properties fo:text-align="center" style:justify-single-word="false" style:text-autospace="none"/>
      <style:text-properties style:font-name="arial" fo:font-size="10.5pt" style:font-name-asian="CourierNew,Bold" style:font-size-asian="10.5pt" style:font-name-complex="CourierNew,Bold" style:font-size-complex="10.5pt"/>
    </style:style>
    <style:style style:name="P6" style:family="paragraph" style:parent-style-name="Standard" style:list-style-name="L1">
      <style:paragraph-properties fo:text-align="justify" style:justify-single-word="false" style:text-autospace="none"/>
      <style:text-properties style:font-name="arial"/>
    </style:style>
    <style:style style:name="P7" style:family="paragraph" style:parent-style-name="Standard" style:list-style-name="L1">
      <style:paragraph-properties fo:text-align="start" style:justify-single-word="false" style:text-autospace="none"/>
      <style:text-properties style:font-name="arial" fo:font-size="8pt" style:font-name-asian="CourierNew,Bold" style:font-size-asian="8pt" style:font-name-complex="CourierNew,Bold" style:font-size-complex="8pt"/>
    </style:style>
    <style:style style:name="P8" style:family="paragraph" style:parent-style-name="Standard" style:list-style-name="L1">
      <style:paragraph-properties fo:text-align="start" style:justify-single-word="false" style:text-autospace="none"/>
      <style:text-properties style:font-name="arial" fo:font-size="8pt" style:font-name-asian="TimesNewRoman" style:font-size-asian="8pt" style:font-name-complex="TimesNewRoman" style:font-size-complex="8pt"/>
    </style:style>
    <style:style style:name="P9" style:family="paragraph" style:parent-style-name="Standard" style:master-page-name="Standard">
      <style:paragraph-properties fo:text-align="center" style:justify-single-word="false" style:page-number="auto" style:text-autospace="none"/>
      <style:text-properties style:font-name="arial" fo:font-size="10.5pt" fo:font-weight="bold" style:font-name-asian="Century Gothic" style:font-size-asian="10.5pt" style:font-weight-asian="bold" style:font-name-complex="Century Gothic" style:font-size-complex="10.5pt" style:font-weight-complex="bold"/>
    </style:style>
    <style:style style:name="T1" style:family="text">
      <style:text-properties style:font-name="Comic Sans MS" fo:font-size="10.5pt" style:font-name-asian="TimesNewRoman" style:font-size-asian="10.5pt" style:font-name-complex="TimesNewRoman" style:font-size-complex="10.5pt"/>
    </style:style>
    <style:style style:name="T2" style:family="text">
      <style:text-properties fo:font-size="10.5pt" style:font-name-asian="TimesNewRoman" style:font-size-asian="10.5pt" style:font-name-complex="TimesNewRoman" style:font-size-complex="10.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EMPLEADOS</text:p>
      <text:p text:style-name="P1"/>
      <text:p text:style-name="P2">En el fichero adjunto están las órdenes correspondiente para la creación de la base de datos para almacenar la información laboral, salarial y académica de los empleados.</text:p>
      <text:p text:style-name="P2">Crea las tablas correspondientes y realiza las siguientes tareas:</text:p>
      <text:p text:style-name="P2"/>
      <text:list xml:id="list2673079728" text:style-name="L1">
        <text:list-item>
          <text:p text:style-name="P6"><text:span text:style-name="T2">Insertar tres tuplas o registros en cada tabla, rellenando todos sus atributos y haciendo cumplir las restricciones de integridad definidas en la creación de las tablas</text:span></text:p>
        </text:list-item>
        <text:list-item>
          <text:p text:style-name="P3">Inserta las siguientes tuplas (las columnas que no aparecen se considerarán nulas). Si no te dejase insertar la tupla por violación de una restricción, arregle los datos indicando que es lo que pasa</text:p>
          <text:list>
            <text:list-item>
              <text:list>
                <text:list-item>
                  <text:list>
                    <text:list-item>
                      <text:list>
                        <text:list-item>
                          <text:list>
                            <text:list-item>
                              <text:list>
                                <text:list-item>
                                  <text:list>
                                    <text:list-item>
                                      <text:list>
                                        <text:list-header>
                                          <text:p text:style-name="P4">Empleados</text:p>
                                        </text:list-header>
                                      </text:list>
                                    </text:list-item>
                                  </text:list>
                                </text:list-item>
                              </text:list>
                            </text:list-item>
                          </text:list>
                        </text:list-item>
                      </text:list>
                    </text:list-item>
                  </text:list>
                </text:list-item>
              </text:list>
            </text:list-item>
          </text:list>
          <text:p text:style-name="P4">NOMBRE <text:tab/>APELLIDO1 <text:tab/><text:tab/>APELLIDO2 <text:tab/><text:tab/>DNI<text:tab/><text:tab/>SEXO</text:p>
          <text:p text:style-name="P3">Sergio <text:tab/>Palma <text:tab/><text:tab/><text:tab/>Entrena <text:tab/><text:tab/>111222<text:tab/><text:tab/>P</text:p>
          <text:p text:style-name="P3">Lucia<text:tab/><text:tab/>Ortega<text:tab/><text:tab/><text:tab/>Plus<text:tab/><text:tab/><text:tab/>222333</text:p>
          <text:p text:style-name="P4"/>
          <text:p text:style-name="P5">Historial_Laboral</text:p>
          <text:p text:style-name="P7">EMPLEADO_DNI<text:tab/>TRAB_COD<text:tab/>FECHA_INICIO<text:tab/>FECHA_FIN<text:tab/>DPTO_COD<text:tab/>SUPERVISOR_DNI</text:p>
          <text:p text:style-name="P8">111222 <text:tab/><text:tab/><text:tab/><text:tab/>16-JUN-1996 <text:tab/><text:tab/><text:tab/><text:tab/><text:tab/>222333</text:p>
          <text:p text:style-name="P8"/>
        </text:list-item>
        <text:list-item>
          <text:p text:style-name="P3">¿Qué ocurre si modifica la tupla de Historial_Laboral asignándole al empleado 111222 un</text:p>
          <text:p text:style-name="P3">supervisor que no existe en la tabla de empleados? ¿Viola esto la segunda regla de integridad?</text:p>
        </text:list-item>
        <text:list-item>
          <text:p text:style-name="P3">Borra una universidad de la tabla de Universidades ¿Qué le sucede a la restricción de clave ajena de la tabla Estudios? ¿Se sigue manteniendo? </text:p>
        </text:list-item>
        <text:list-item>
          <text:p text:style-name="P3">Añade una restricción que obligue a que las personas de sexo masculino hayan de tener el campo Fecha de Nacimiento NOT NULL. ¿Qué ocurre con las tuplas ya introducidas? Piensa cómo podrías solucionarlo</text:p>
        </text:list-item>
        <text:list-item>
          <text:p text:style-name="P3">Inserta una nueva tupla en empleado</text:p>
        </text:list-item>
        <text:list-item>
          <text:p text:style-name="P3">Se ha pensado cambiar el tipo de dato del campo fecha de nacimiento en la tabla empleado de tipo date <text:s/>a tipo cadena. Realiza este cambio sin que se pierdan los datos que hay guardados actualmente.</text:p>
        </text:list-item>
        <text:list-item>
          <text:p text:style-name="P3">Eliminar un empleado. ¿Qué ocurre con sus tuplas en Historial Salarial? ¿Y en Historial Laboral?</text:p>
        </text:list-item>
        <text:list-item>
          <text:p text:style-name="P3">Crear una nueva tabla llamada Información Universitaria que tenga el nombre y apellidos (en un solo atributo) de todos los empleados junto con la Universidad donde estudiaron. Cárguela con esos datos extraídos desde la tabla de empleados.</text:p>
        </text:list-item>
        <text:list-item>
          <text:p text:style-name="P3">Crea una tabla llamada Nombre_Empleados con el nombre y apellidos (en un solo campo nombre) de todos los empleados que son de Málaga.</text:p>
        </text:list-item>
        <text:list-item>
          <text:p text:style-name="P3">Crea otra tabla llamada Información_Empleados que contenga el nombre y apellidos (en un solo campo nombre) y edad (no fecha de nacimiento) de cada empleado.</text:p>
        </text:list-item>
        <text:list-item>
          <text:p text:style-name="P3">Crea otra tabla llamada Información_Actual que dispone de toda la información de Información_Empleados junto con el salario que está cobrando en este momento.</text:p>
        </text:list-item>
        <text:list-item>
          <text:p text:style-name="P3">Añade un nuevo campo en la tabla departamentos llamado coste_salario en la que se almacene la suma de los salarios de los empleados. Actualiza este campo de forma adecuada.</text:p>
        </text:list-item>
        <text:list-item>
          <text:p text:style-name="P3">Añade un nuevo campo en la tabla de universidades llamado num_alumnos, en la que se almacene el número de alumnos que ha estudiado en cada universidad.</text:p>
        </text:list-item>
        <text:list-item>
          <text:p text:style-name="P3">Crea una tabla con el nombre y apellido del empleado junto con el total de lo que ha cobrado hasta hoy el empleado.</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Wingdings 2" svg:font-family="'Wingdings 2'" style:font-family-generic="roman" style:font-pitch="variable" style:font-charset="x-symbol"/>
    <style:font-face style:name="StarSymbol" svg:font-family="StarSymbol, 'Arial Unicode MS'"/>
    <style:font-face style:name="CourierNew,Bold" svg:font-family="'CourierNew,Bold'" style:font-family-generic="roman"/>
    <style:font-face style:name="MS Mincho" svg:font-family="'MS Mincho', 'ＭＳ 明朝'" style:font-family-generic="roman"/>
    <style:font-face style:name="TimesNewRoman" svg:font-family="TimesNewRoman" style:font-family-generic="roman"/>
    <style:font-face style:name="arial" svg:font-family="arial"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s" fo:country="ES" style:letter-kerning="true" style:font-name-asian="Lucida Sans Unicode" style:font-family-asian="'Lucida Sans Unicode'" style:font-family-generic-asian="swiss" style:font-pitch-asian="variable" style:font-size-asian="12pt" style:font-name-complex="Tahoma" style:font-family-complex="Tahoma" style:font-family-generic-complex="swiss" style:font-pitch-complex="variable" style:font-size-complex="12pt" style:language-complex="zxx" style:country-complex="non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cabezad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ＭＳ 明朝'" style:font-family-generic-asian="roman" style:font-size-asian="14pt" style:font-name-complex="Tahoma" style:font-family-complex="Tahoma" style:font-family-generic-complex="swis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Índice"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8Num2z0" style:family="text">
      <style:text-properties style:font-name="Wingdings" fo:font-family="Wingdings" style:font-pitch="variable" style:font-charset="x-symbol" fo:font-size="9pt" style:font-size-asian="9pt" style:font-name-complex="StarSymbol" style:font-family-complex="StarSymbol, 'Arial Unicode MS'" style:font-size-complex="9pt"/>
    </style:style>
    <style:style style:name="WW8Num2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size-complex="9pt"/>
    </style:style>
    <style:style style:name="WW8Num2z2" style:family="text">
      <style:text-properties style:font-name="StarSymbol" fo:font-family="StarSymbol, 'Arial Unicode MS'" fo:font-size="9pt" style:font-size-asian="9pt" style:font-name-complex="StarSymbol" style:font-family-complex="StarSymbol, 'Arial Unicode MS'" style:font-size-complex="9pt"/>
    </style:style>
    <style:style style:name="Fuente_20_de_20_párrafo_20_predeter." style:display-name="Fuente de párrafo predeter." style:family="text"/>
    <style:style style:name="Carácter_20_de_20_numeración" style:display-name="Carácter de numeración" style:family="text"/>
    <style:style style:name="Viñeta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1 1</meta:initial-creator>
    <meta:creation-date>2009-10-16T21:13:00</meta:creation-date>
    <dc:date>2020-12-10T11:56:30.318423988</dc:date>
    <meta:editing-cycles>9</meta:editing-cycles>
    <meta:editing-duration>PT56M50S</meta:editing-duration>
    <meta:generator>LibreOffice/6.4.6.2$Linux_X86_64 LibreOffice_project/40$Build-2</meta:generator>
    <meta:document-statistic meta:table-count="0" meta:image-count="0" meta:object-count="0" meta:page-count="1" meta:paragraph-count="26" meta:word-count="465" meta:character-count="2856" meta:non-whitespace-character-count="2403"/>
    <meta:user-defined meta:name="Info 1"/>
    <meta:user-defined meta:name="Info 2"/>
    <meta:user-defined meta:name="Info 3"/>
    <meta:user-defined meta:name="Info 4"/>
  </office:meta>
</office:document-meta>
</file>